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8cm"/>
    </style:style>
    <style:style style:name="co2" style:family="table-column">
      <style:table-column-properties fo:break-before="auto" style:column-width="0.415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0.388cm"/>
    </style:style>
    <style:style style:name="co5" style:family="table-column">
      <style:table-column-properties fo:break-before="auto" style:column-width="2.584cm"/>
    </style:style>
    <style:style style:name="co6" style:family="table-column">
      <style:table-column-properties fo:break-before="auto" style:column-width="0.721cm"/>
    </style:style>
    <style:style style:name="co7" style:family="table-column">
      <style:table-column-properties fo:break-before="auto" style:column-width="2.168cm"/>
    </style:style>
    <style:style style:name="co8" style:family="table-column">
      <style:table-column-properties fo:break-before="auto" style:column-width="2.364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0"/>
    <style:style style:name="ce3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110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0">
      <style:table-cell-properties fo:border-bottom="0.002cm solid #000000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110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bold" style:font-weight-asian="bold" style:font-weight-complex="bold"/>
    </style:style>
    <style:style style:name="ce9" style:family="table-cell" style:parent-style-name="Default" style:data-style-name="N110">
      <style:table-cell-properties fo:border-bottom="none" fo:border-left="none" fo:border-right="0.002cm solid #000000" fo:border-top="none"/>
    </style:style>
    <style:style style:name="ce10" style:family="table-cell" style:parent-style-name="Default" style:data-style-name="N110">
      <style:table-cell-properties fo:border-bottom="0.002cm solid #000000" fo:border-left="none" fo:border-right="0.002cm solid #000000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4"/>
        <table:table-column table:style-name="co5" table:default-cell-style-name="ce2"/>
        <table:table-column table:style-name="co8" table:default-cell-style-name="ce2"/>
        <table:table-column table:style-name="co9" table:default-cell-style-name="ce9"/>
        <table:table-column table:style-name="co10" table:number-columns-repeated="5" table:default-cell-style-name="Default"/>
        <table:table-row table:style-name="ro1">
          <table:table-cell table:style-name="ce1" office:value-type="string">
            <text:p>Frequenz (100Hz)</text:p>
          </table:table-cell>
          <table:table-cell table:style-name="ce1"/>
          <table:table-cell table:style-name="ce1" office:value-type="string">
            <text:p>Widerstand*</text:p>
          </table:table-cell>
          <table:table-cell table:style-name="ce1"/>
          <table:table-cell table:style-name="ce1" office:value-type="string">
            <text:p>Kapazität (nF)</text:p>
          </table:table-cell>
          <table:table-cell table:style-name="ce1"/>
          <table:table-cell table:style-name="ce3" office:value-type="string">
            <text:p>Realteil*</text:p>
          </table:table-cell>
          <table:table-cell table:style-name="ce6" office:value-type="string">
            <text:p>Imaginärteil*</text:p>
          </table:table-cell>
          <table:table-cell table:style-name="ce6" office:value-type="string">
            <text:p>Betrag*</text:p>
          </table:table-cell>
          <table:table-cell table:style-name="ce8" office:value-type="string">
            <text:p>Phase</text:p>
          </table:table-cell>
          <table:table-cell table:number-columns-repeated="5"/>
        </table:table-row>
        <table:table-row table:style-name="ro1">
          <table:table-cell office:value-type="float" office:value="2">
            <text:p>2,00000</text:p>
          </table:table-cell>
          <table:table-cell/>
          <table:table-cell office:value-type="float" office:value="1230">
            <text:p>1230,00000</text:p>
          </table:table-cell>
          <table:table-cell/>
          <table:table-cell office:value-type="float" office:value="46">
            <text:p>46,00000</text:p>
          </table:table-cell>
          <table:table-cell/>
          <table:table-cell table:formula="of:=[.C2]" office:value-type="float" office:value="1230">
            <text:p>1230,00000</text:p>
          </table:table-cell>
          <table:table-cell table:formula="of:=-((10^7)/(2*PI()*[.A2]*[.E2]))" office:value-type="float" office:value="-17299.4503360756">
            <text:p>-17299,45034</text:p>
          </table:table-cell>
          <table:table-cell table:formula="of:=SQRT(([.G2])^2+([.H2])^2)" office:value-type="float" office:value="17343.1220352722">
            <text:p>17343,12204</text:p>
          </table:table-cell>
          <table:table-cell table:formula="of:=ATAN([.H2]/[.G2])" office:value-type="float" office:value="-1.49981525088901">
            <text:p>-1,49982</text:p>
          </table:table-cell>
          <table:table-cell table:number-columns-repeated="4"/>
          <table:table-cell>
            <draw:frame table:end-cell-address="Tabelle1.V18" table:end-x="0.274cm" table:end-y="0.09cm" draw:z-index="1" draw:style-name="gr1" svg:width="15.249cm" svg:height="7.167cm" svg:x="0.832cm" svg:y="0.121cm">
              <draw:object draw:notify-on-update-of-ranges="Tabelle1.J1:Tabelle1.J1 Tabelle1.J2:Tabelle1.J23 Tabelle1.A2:Tabelle1.A2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">
            <text:p>4,00000</text:p>
          </table:table-cell>
          <table:table-cell/>
          <table:table-cell office:value-type="float" office:value="1090">
            <text:p>1090,00000</text:p>
          </table:table-cell>
          <table:table-cell/>
          <table:table-cell office:value-type="float" office:value="48.77">
            <text:p>48,77000</text:p>
          </table:table-cell>
          <table:table-cell/>
          <table:table-cell table:formula="of:=[.C3]" office:value-type="float" office:value="1090">
            <text:p>1090,00000</text:p>
          </table:table-cell>
          <table:table-cell table:formula="of:=-((10^7)/(2*PI()*[.A3]*[.E3]))" office:value-type="float" office:value="-8158.44489911294">
            <text:p>-8158,44490</text:p>
          </table:table-cell>
          <table:table-cell table:formula="of:=SQRT(([.G3])^2+([.H3])^2)" office:value-type="float" office:value="8230.9369558916">
            <text:p>8230,93696</text:p>
          </table:table-cell>
          <table:table-cell table:formula="of:=ATAN([.H3]/[.G3])" office:value-type="float" office:value="-1.43797897011429">
            <text:p>-1,43798</text:p>
          </table:table-cell>
          <table:table-cell table:number-columns-repeated="5"/>
        </table:table-row>
        <table:table-row table:style-name="ro1">
          <table:table-cell office:value-type="float" office:value="6">
            <text:p>6,00000</text:p>
          </table:table-cell>
          <table:table-cell/>
          <table:table-cell office:value-type="float" office:value="1060">
            <text:p>1060,00000</text:p>
          </table:table-cell>
          <table:table-cell/>
          <table:table-cell office:value-type="float" office:value="54">
            <text:p>54,00000</text:p>
          </table:table-cell>
          <table:table-cell/>
          <table:table-cell table:formula="of:=[.C4]" office:value-type="float" office:value="1060">
            <text:p>1060,00000</text:p>
          </table:table-cell>
          <table:table-cell table:formula="of:=-((10^7)/(2*PI()*[.A4]*[.E4]))" office:value-type="float" office:value="-4912.18960160171">
            <text:p>-4912,18960</text:p>
          </table:table-cell>
          <table:table-cell table:formula="of:=SQRT(([.G4])^2+([.H4])^2)" office:value-type="float" office:value="5025.25687722369">
            <text:p>5025,25688</text:p>
          </table:table-cell>
          <table:table-cell table:formula="of:=ATAN([.H4]/[.G4])" office:value-type="float" office:value="-1.35826546496621">
            <text:p>-1,35827</text:p>
          </table:table-cell>
          <table:table-cell table:number-columns-repeated="5"/>
        </table:table-row>
        <table:table-row table:style-name="ro1">
          <table:table-cell office:value-type="float" office:value="8">
            <text:p>8,00000</text:p>
          </table:table-cell>
          <table:table-cell/>
          <table:table-cell office:value-type="float" office:value="1060">
            <text:p>1060,00000</text:p>
          </table:table-cell>
          <table:table-cell/>
          <table:table-cell office:value-type="float" office:value="64.37">
            <text:p>64,37000</text:p>
          </table:table-cell>
          <table:table-cell/>
          <table:table-cell table:formula="of:=[.C5]" office:value-type="float" office:value="1060">
            <text:p>1060,00000</text:p>
          </table:table-cell>
          <table:table-cell table:formula="of:=-((10^7)/(2*PI()*[.A5]*[.E5]))" office:value-type="float" office:value="-3090.62729322463">
            <text:p>-3090,62729</text:p>
          </table:table-cell>
          <table:table-cell table:formula="of:=SQRT(([.G5])^2+([.H5])^2)" office:value-type="float" office:value="3267.35015962859">
            <text:p>3267,35016</text:p>
          </table:table-cell>
          <table:table-cell table:formula="of:=ATAN([.H5]/[.G5])" office:value-type="float" office:value="-1.24039580148393">
            <text:p>-1,24040</text:p>
          </table:table-cell>
          <table:table-cell table:number-columns-repeated="5"/>
        </table:table-row>
        <table:table-row table:style-name="ro1">
          <table:table-cell office:value-type="float" office:value="10">
            <text:p>10,00000</text:p>
          </table:table-cell>
          <table:table-cell/>
          <table:table-cell office:value-type="float" office:value="1060">
            <text:p>1060,00000</text:p>
          </table:table-cell>
          <table:table-cell/>
          <table:table-cell office:value-type="float" office:value="84.46">
            <text:p>84,46000</text:p>
          </table:table-cell>
          <table:table-cell/>
          <table:table-cell table:formula="of:=[.C6]" office:value-type="float" office:value="1060">
            <text:p>1060,00000</text:p>
          </table:table-cell>
          <table:table-cell table:formula="of:=-((10^7)/(2*PI()*[.A6]*[.E6]))" office:value-type="float" office:value="-1884.38246616026">
            <text:p>-1884,38247</text:p>
          </table:table-cell>
          <table:table-cell table:formula="of:=SQRT(([.G6])^2+([.H6])^2)" office:value-type="float" office:value="2162.05857431574">
            <text:p>2162,05857</text:p>
          </table:table-cell>
          <table:table-cell table:formula="of:=ATAN([.H6]/[.G6])" office:value-type="float" office:value="-1.05839281249376">
            <text:p>-1,05839</text:p>
          </table:table-cell>
          <table:table-cell table:number-columns-repeated="5"/>
        </table:table-row>
        <table:table-row table:style-name="ro1">
          <table:table-cell office:value-type="float" office:value="11">
            <text:p>11,00000</text:p>
          </table:table-cell>
          <table:table-cell/>
          <table:table-cell office:value-type="float" office:value="1060">
            <text:p>1060,00000</text:p>
          </table:table-cell>
          <table:table-cell/>
          <table:table-cell office:value-type="float" office:value="103.21">
            <text:p>103,21000</text:p>
          </table:table-cell>
          <table:table-cell/>
          <table:table-cell table:formula="of:=[.C7]" office:value-type="float" office:value="1060">
            <text:p>1060,00000</text:p>
          </table:table-cell>
          <table:table-cell table:formula="of:=-((10^7)/(2*PI()*[.A7]*[.E7]))" office:value-type="float" office:value="-1401.86330686681">
            <text:p>-1401,86331</text:p>
          </table:table-cell>
          <table:table-cell table:formula="of:=SQRT(([.G7])^2+([.H7])^2)" office:value-type="float" office:value="1757.50411980727">
            <text:p>1757,50412</text:p>
          </table:table-cell>
          <table:table-cell table:formula="of:=ATAN([.H7]/[.G7])" office:value-type="float" office:value="-0.923379418664397">
            <text:p>-0,92338</text:p>
          </table:table-cell>
          <table:table-cell table:number-columns-repeated="5"/>
        </table:table-row>
        <table:table-row table:style-name="ro1">
          <table:table-cell office:value-type="float" office:value="12">
            <text:p>12,00000</text:p>
          </table:table-cell>
          <table:table-cell/>
          <table:table-cell office:value-type="float" office:value="1060">
            <text:p>1060,00000</text:p>
          </table:table-cell>
          <table:table-cell/>
          <table:table-cell office:value-type="float" office:value="135.65">
            <text:p>135,65000</text:p>
          </table:table-cell>
          <table:table-cell/>
          <table:table-cell table:formula="of:=[.C8]" office:value-type="float" office:value="1060">
            <text:p>1060,00000</text:p>
          </table:table-cell>
          <table:table-cell table:formula="of:=-((10^7)/(2*PI()*[.A8]*[.E8]))" office:value-type="float" office:value="-977.730329843318">
            <text:p>-977,73033</text:p>
          </table:table-cell>
          <table:table-cell table:formula="of:=SQRT(([.G8])^2+([.H8])^2)" office:value-type="float" office:value="1442.06677997086">
            <text:p>1442,06678</text:p>
          </table:table-cell>
          <table:table-cell table:formula="of:=ATAN([.H8]/[.G8])" office:value-type="float" office:value="-0.745046889767553">
            <text:p>-0,74505</text:p>
          </table:table-cell>
          <table:table-cell table:number-columns-repeated="5"/>
        </table:table-row>
        <table:table-row table:style-name="ro1">
          <table:table-cell office:value-type="float" office:value="13">
            <text:p>13,00000</text:p>
          </table:table-cell>
          <table:table-cell/>
          <table:table-cell office:value-type="float" office:value="1060">
            <text:p>1060,00000</text:p>
          </table:table-cell>
          <table:table-cell/>
          <table:table-cell office:value-type="float" office:value="211.76">
            <text:p>211,76000</text:p>
          </table:table-cell>
          <table:table-cell/>
          <table:table-cell table:formula="of:=[.C9]" office:value-type="float" office:value="1060">
            <text:p>1060,00000</text:p>
          </table:table-cell>
          <table:table-cell table:formula="of:=-((10^7)/(2*PI()*[.A9]*[.E9]))" office:value-type="float" office:value="-578.139777585276">
            <text:p>-578,13978</text:p>
          </table:table-cell>
          <table:table-cell table:formula="of:=SQRT(([.G9])^2+([.H9])^2)" office:value-type="float" office:value="1207.41277218123">
            <text:p>1207,41277</text:p>
          </table:table-cell>
          <table:table-cell table:formula="of:=ATAN([.H9]/[.G9])" office:value-type="float" office:value="-0.499316154458676">
            <text:p>-0,49932</text:p>
          </table:table-cell>
          <table:table-cell table:number-columns-repeated="5"/>
        </table:table-row>
        <table:table-row table:style-name="ro1">
          <table:table-cell office:value-type="float" office:value="13.5">
            <text:p>13,50000</text:p>
          </table:table-cell>
          <table:table-cell/>
          <table:table-cell office:value-type="float" office:value="1060">
            <text:p>1060,00000</text:p>
          </table:table-cell>
          <table:table-cell/>
          <table:table-cell office:value-type="float" office:value="296.61">
            <text:p>296,61000</text:p>
          </table:table-cell>
          <table:table-cell/>
          <table:table-cell table:formula="of:=[.C10]" office:value-type="float" office:value="1060">
            <text:p>1060,00000</text:p>
          </table:table-cell>
          <table:table-cell table:formula="of:=-((10^7)/(2*PI()*[.A10]*[.E10]))" office:value-type="float" office:value="-397.466540030481">
            <text:p>-397,46654</text:p>
          </table:table-cell>
          <table:table-cell table:formula="of:=SQRT(([.G10])^2+([.H10])^2)" office:value-type="float" office:value="1132.06874810844">
            <text:p>1132,06875</text:p>
          </table:table-cell>
          <table:table-cell table:formula="of:=ATAN([.H10]/[.G10])" office:value-type="float" office:value="-0.358742995674133">
            <text:p>-0,35874</text:p>
          </table:table-cell>
          <table:table-cell table:number-columns-repeated="5"/>
        </table:table-row>
        <table:table-row table:style-name="ro1">
          <table:table-cell office:value-type="float" office:value="14">
            <text:p>14,00000</text:p>
          </table:table-cell>
          <table:table-cell/>
          <table:table-cell office:value-type="float" office:value="1060">
            <text:p>1060,00000</text:p>
          </table:table-cell>
          <table:table-cell/>
          <table:table-cell office:value-type="float" office:value="461">
            <text:p>461,00000</text:p>
          </table:table-cell>
          <table:table-cell/>
          <table:table-cell table:formula="of:=[.C11]" office:value-type="float" office:value="1060">
            <text:p>1060,00000</text:p>
          </table:table-cell>
          <table:table-cell table:formula="of:=-((10^7)/(2*PI()*[.A11]*[.E11]))" office:value-type="float" office:value="-246.598920191967">
            <text:p>-246,59892</text:p>
          </table:table-cell>
          <table:table-cell table:formula="of:=SQRT(([.G11])^2+([.H11])^2)" office:value-type="float" office:value="1088.30649517489">
            <text:p>1088,30650</text:p>
          </table:table-cell>
          <table:table-cell table:formula="of:=ATAN([.H11]/[.G11])" office:value-type="float" office:value="-0.228574763778615">
            <text:p>-0,22857</text:p>
          </table:table-cell>
          <table:table-cell table:number-columns-repeated="5"/>
        </table:table-row>
        <table:table-row table:style-name="ro1">
          <table:table-cell office:value-type="float" office:value="14.45">
            <text:p>14,45000</text:p>
          </table:table-cell>
          <table:table-cell/>
          <table:table-cell office:value-type="float" office:value="1060">
            <text:p>1060,00000</text:p>
          </table:table-cell>
          <table:table-cell/>
          <table:table-cell office:value-type="float" office:value="1222">
            <text:p>1222,00000</text:p>
          </table:table-cell>
          <table:table-cell/>
          <table:table-cell table:formula="of:=[.C12]" office:value-type="float" office:value="1060">
            <text:p>1060,00000</text:p>
          </table:table-cell>
          <table:table-cell table:formula="of:=-((10^7)/(2*PI()*[.A12]*[.E12]))" office:value-type="float" office:value="-90.1324297294103">
            <text:p>-90,13243</text:p>
          </table:table-cell>
          <table:table-cell table:formula="of:=SQRT(([.G12])^2+([.H12])^2)" office:value-type="float" office:value="1063.82510540451">
            <text:p>1063,82511</text:p>
          </table:table-cell>
          <table:table-cell table:formula="of:=ATAN([.H12]/[.G12])" office:value-type="float" office:value="-0.0848265490724358">
            <text:p>-0,08483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60">
            <text:p>60,00000</text:p>
          </table:table-cell>
          <table:table-cell/>
          <table:table-cell office:value-type="float" office:value="27470">
            <text:p>27470,00000</text:p>
          </table:table-cell>
          <table:table-cell/>
          <table:table-cell office:value-type="float" office:value="10.41">
            <text:p>10,41000</text:p>
          </table:table-cell>
          <table:table-cell/>
          <table:table-cell table:formula="of:=4700^2/[.C14]" office:value-type="float" office:value="804.149981798325">
            <text:p>804,14998</text:p>
          </table:table-cell>
          <table:table-cell table:formula="of:=4700^2*2*PI()*10^(-7)*[.A14]*[.E14]" office:value-type="float" office:value="8669.17089218739">
            <text:p>8669,17089</text:p>
          </table:table-cell>
          <table:table-cell table:formula="of:=SQRT(([.G14])^2+([.H14])^2)" office:value-type="float" office:value="8706.38737658596">
            <text:p>8706,38738</text:p>
          </table:table-cell>
          <table:table-cell table:formula="of:=ATAN([.H14]/[.G14])" office:value-type="float" office:value="1.47830127446342">
            <text:p>1,47830</text:p>
          </table:table-cell>
          <table:table-cell table:number-columns-repeated="5"/>
        </table:table-row>
        <table:table-row table:style-name="ro1">
          <table:table-cell office:value-type="float" office:value="40">
            <text:p>40,00000</text:p>
          </table:table-cell>
          <table:table-cell/>
          <table:table-cell office:value-type="float" office:value="24290">
            <text:p>24290,00000</text:p>
          </table:table-cell>
          <table:table-cell/>
          <table:table-cell office:value-type="float" office:value="9.47">
            <text:p>9,47000</text:p>
          </table:table-cell>
          <table:table-cell/>
          <table:table-cell table:formula="of:=4700^2/[.C15]" office:value-type="float" office:value="909.427748044463">
            <text:p>909,42775</text:p>
          </table:table-cell>
          <table:table-cell table:formula="of:=4700^2*2*PI()*10^(-7)*[.A15]*[.E15]" office:value-type="float" office:value="5257.57594294042">
            <text:p>5257,57594</text:p>
          </table:table-cell>
          <table:table-cell table:formula="of:=SQRT(([.G15])^2+([.H15])^2)" office:value-type="float" office:value="5335.65025322116">
            <text:p>5335,65025</text:p>
          </table:table-cell>
          <table:table-cell table:formula="of:=ATAN([.H15]/[.G15])" office:value-type="float" office:value="1.39951642871442">
            <text:p>1,39952</text:p>
          </table:table-cell>
          <table:table-cell table:number-columns-repeated="5"/>
        </table:table-row>
        <table:table-row table:style-name="ro1">
          <table:table-cell office:value-type="float" office:value="30">
            <text:p>30,00000</text:p>
          </table:table-cell>
          <table:table-cell/>
          <table:table-cell office:value-type="float" office:value="23290">
            <text:p>23290,00000</text:p>
          </table:table-cell>
          <table:table-cell/>
          <table:table-cell office:value-type="float" office:value="8.33">
            <text:p>8,33000</text:p>
          </table:table-cell>
          <table:table-cell/>
          <table:table-cell table:formula="of:=4700^2/[.C16]" office:value-type="float" office:value="948.475740661228">
            <text:p>948,47574</text:p>
          </table:table-cell>
          <table:table-cell table:formula="of:=4700^2*2*PI()*10^(-7)*[.A16]*[.E16]" office:value-type="float" office:value="3468.50113025557">
            <text:p>3468,50113</text:p>
          </table:table-cell>
          <table:table-cell table:formula="of:=SQRT(([.G16])^2+([.H16])^2)" office:value-type="float" office:value="3595.84570319793">
            <text:p>3595,84570</text:p>
          </table:table-cell>
          <table:table-cell table:formula="of:=ATAN([.H16]/[.G16])" office:value-type="float" office:value="1.30386792473065">
            <text:p>1,30387</text:p>
          </table:table-cell>
          <table:table-cell table:number-columns-repeated="5"/>
        </table:table-row>
        <table:table-row table:style-name="ro1">
          <table:table-cell office:value-type="float" office:value="20">
            <text:p>20,00000</text:p>
          </table:table-cell>
          <table:table-cell/>
          <table:table-cell office:value-type="float" office:value="22640">
            <text:p>22640,00000</text:p>
          </table:table-cell>
          <table:table-cell/>
          <table:table-cell office:value-type="float" office:value="4.93">
            <text:p>4,93000</text:p>
          </table:table-cell>
          <table:table-cell/>
          <table:table-cell table:formula="of:=4700^2/[.C17]" office:value-type="float" office:value="975.706713780919">
            <text:p>975,70671</text:p>
          </table:table-cell>
          <table:table-cell table:formula="of:=4700^2*2*PI()*10^(-7)*[.A17]*[.E17]" office:value-type="float" office:value="1368.52425547499">
            <text:p>1368,52426</text:p>
          </table:table-cell>
          <table:table-cell table:formula="of:=SQRT(([.G17])^2+([.H17])^2)" office:value-type="float" office:value="1680.73264653856">
            <text:p>1680,73265</text:p>
          </table:table-cell>
          <table:table-cell table:formula="of:=ATAN([.H17]/[.G17])" office:value-type="float" office:value="0.951423455793122">
            <text:p>0,95142</text:p>
          </table:table-cell>
          <table:table-cell table:number-columns-repeated="5"/>
        </table:table-row>
        <table:table-row table:style-name="ro1">
          <table:table-cell office:value-type="float" office:value="18">
            <text:p>18,00000</text:p>
          </table:table-cell>
          <table:table-cell/>
          <table:table-cell office:value-type="float" office:value="22520">
            <text:p>22520,00000</text:p>
          </table:table-cell>
          <table:table-cell/>
          <table:table-cell office:value-type="float" office:value="3.58">
            <text:p>3,58000</text:p>
          </table:table-cell>
          <table:table-cell/>
          <table:table-cell table:formula="of:=4700^2/[.C18]" office:value-type="float" office:value="980.905861456483">
            <text:p>980,90586</text:p>
          </table:table-cell>
          <table:table-cell table:formula="of:=4700^2*2*PI()*10^(-7)*[.A18]*[.E18]" office:value-type="float" office:value="894.398610778987">
            <text:p>894,39861</text:p>
          </table:table-cell>
          <table:table-cell table:formula="of:=SQRT(([.G18])^2+([.H18])^2)" office:value-type="float" office:value="1327.45063335819">
            <text:p>1327,45063</text:p>
          </table:table-cell>
          <table:table-cell table:formula="of:=ATAN([.H18]/[.G18])" office:value-type="float" office:value="0.739301132678083">
            <text:p>0,73930</text:p>
          </table:table-cell>
          <table:table-cell table:number-columns-repeated="4"/>
          <table:table-cell>
            <draw:frame table:end-cell-address="Tabelle1.U34" table:end-x="1.483cm" table:end-y="0.299cm" draw:z-index="0" draw:style-name="gr1" svg:width="14.538cm" svg:height="7.168cm" svg:x="0.493cm" svg:y="0.329cm">
              <draw:object draw:notify-on-update-of-ranges="Tabelle1.I1:Tabelle1.I1 Tabelle1.I2:Tabelle1.I23 Tabelle1.A2:Tabelle1.A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7">
            <text:p>17,00000</text:p>
          </table:table-cell>
          <table:table-cell/>
          <table:table-cell office:value-type="float" office:value="22480">
            <text:p>22480,00000</text:p>
          </table:table-cell>
          <table:table-cell/>
          <table:table-cell office:value-type="float" office:value="2.68">
            <text:p>2,68000</text:p>
          </table:table-cell>
          <table:table-cell/>
          <table:table-cell table:formula="of:=4700^2/[.C19]" office:value-type="float" office:value="982.651245551601">
            <text:p>982,65125</text:p>
          </table:table-cell>
          <table:table-cell table:formula="of:=4700^2*2*PI()*10^(-7)*[.A19]*[.E19]" office:value-type="float" office:value="632.35258701258">
            <text:p>632,35259</text:p>
          </table:table-cell>
          <table:table-cell table:formula="of:=SQRT(([.G19])^2+([.H19])^2)" office:value-type="float" office:value="1168.53466559004">
            <text:p>1168,53467</text:p>
          </table:table-cell>
          <table:table-cell table:formula="of:=ATAN([.H19]/[.G19])" office:value-type="float" office:value="0.571804102205912">
            <text:p>0,57180</text:p>
          </table:table-cell>
          <table:table-cell table:number-columns-repeated="5"/>
        </table:table-row>
        <table:table-row table:style-name="ro1">
          <table:table-cell office:value-type="float" office:value="16">
            <text:p>16,00000</text:p>
          </table:table-cell>
          <table:table-cell/>
          <table:table-cell office:value-type="float" office:value="22370">
            <text:p>22370,00000</text:p>
          </table:table-cell>
          <table:table-cell/>
          <table:table-cell office:value-type="float" office:value="1.63">
            <text:p>1,63000</text:p>
          </table:table-cell>
          <table:table-cell/>
          <table:table-cell table:formula="of:=4700^2/[.C20]" office:value-type="float" office:value="987.483236477425">
            <text:p>987,48324</text:p>
          </table:table-cell>
          <table:table-cell table:formula="of:=4700^2*2*PI()*10^(-7)*[.A20]*[.E20]" office:value-type="float" office:value="361.978829440037">
            <text:p>361,97883</text:p>
          </table:table-cell>
          <table:table-cell table:formula="of:=SQRT(([.G20])^2+([.H20])^2)" office:value-type="float" office:value="1051.73752204945">
            <text:p>1051,73752</text:p>
          </table:table-cell>
          <table:table-cell table:formula="of:=ATAN([.H20]/[.G20])" office:value-type="float" office:value="0.351356991383664">
            <text:p>0,35136</text:p>
          </table:table-cell>
          <table:table-cell table:number-columns-repeated="5"/>
        </table:table-row>
        <table:table-row table:style-name="ro1">
          <table:table-cell office:value-type="float" office:value="15.5">
            <text:p>15,50000</text:p>
          </table:table-cell>
          <table:table-cell/>
          <table:table-cell office:value-type="float" office:value="22410">
            <text:p>22410,00000</text:p>
          </table:table-cell>
          <table:table-cell/>
          <table:table-cell office:value-type="float" office:value="1.05">
            <text:p>1,05000</text:p>
          </table:table-cell>
          <table:table-cell/>
          <table:table-cell table:formula="of:=4700^2/[.C21]" office:value-type="float" office:value="985.720660419456">
            <text:p>985,72066</text:p>
          </table:table-cell>
          <table:table-cell table:formula="of:=4700^2*2*PI()*10^(-7)*[.A21]*[.E21]" office:value-type="float" office:value="225.889779491434">
            <text:p>225,88978</text:p>
          </table:table-cell>
          <table:table-cell table:formula="of:=SQRT(([.G21])^2+([.H21])^2)" office:value-type="float" office:value="1011.27217545845">
            <text:p>1011,27218</text:p>
          </table:table-cell>
          <table:table-cell table:formula="of:=ATAN([.H21]/[.G21])" office:value-type="float" office:value="0.225272404681112">
            <text:p>0,22527</text:p>
          </table:table-cell>
          <table:table-cell table:number-columns-repeated="5"/>
        </table:table-row>
        <table:table-row table:style-name="ro1">
          <table:table-cell office:value-type="float" office:value="15">
            <text:p>15,00000</text:p>
          </table:table-cell>
          <table:table-cell/>
          <table:table-cell office:value-type="float" office:value="22380">
            <text:p>22380,00000</text:p>
          </table:table-cell>
          <table:table-cell/>
          <table:table-cell office:value-type="float" office:value="0.4">
            <text:p>0,40000</text:p>
          </table:table-cell>
          <table:table-cell/>
          <table:table-cell table:formula="of:=4700^2/[.C22]" office:value-type="float" office:value="987.04200178731">
            <text:p>987,04200</text:p>
          </table:table-cell>
          <table:table-cell table:formula="of:=4700^2*2*PI()*10^(-7)*[.A22]*[.E22]" office:value-type="float" office:value="83.2773380613583">
            <text:p>83,27734</text:p>
          </table:table-cell>
          <table:table-cell table:formula="of:=SQRT(([.G22])^2+([.H22])^2)" office:value-type="float" office:value="990.548852064797">
            <text:p>990,54885</text:p>
          </table:table-cell>
          <table:table-cell table:formula="of:=ATAN([.H22]/[.G22])" office:value-type="float" office:value="0.084171268425297">
            <text:p>0,08417</text:p>
          </table:table-cell>
          <table:table-cell table:number-columns-repeated="5"/>
        </table:table-row>
        <table:table-row table:style-name="ro1">
          <table:table-cell office:value-type="float" office:value="14.8">
            <text:p>14,80000</text:p>
          </table:table-cell>
          <table:table-cell/>
          <table:table-cell office:value-type="float" office:value="22380">
            <text:p>22380,00000</text:p>
          </table:table-cell>
          <table:table-cell/>
          <table:table-cell office:value-type="float" office:value="0">
            <text:p>0,00000</text:p>
          </table:table-cell>
          <table:table-cell/>
          <table:table-cell table:style-name="ce5" table:formula="of:=4700^2/[.C23]" office:value-type="float" office:value="987.04200178731">
            <text:p>987,04200</text:p>
          </table:table-cell>
          <table:table-cell table:style-name="ce7" table:formula="of:=4700^2*2*PI()*10^(-7)*[.A23]*[.E23]" office:value-type="float" office:value="0">
            <text:p>0,00000</text:p>
          </table:table-cell>
          <table:table-cell table:style-name="ce7" table:formula="of:=SQRT(([.G23])^2+([.H23])^2)" office:value-type="float" office:value="987.04200178731">
            <text:p>987,04200</text:p>
          </table:table-cell>
          <table:table-cell table:style-name="ce10" table:formula="of:=ATAN([.H23]/[.G23])" office:value-type="float" office:value="0">
            <text:p>0,00000</text:p>
          </table:table-cell>
          <table:table-cell table:number-columns-repeated="5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 table:number-columns-repeated="6"/>
          <table:table-cell table:style-name="Default" office:value-type="string">
            <text:p>Größen mit * sind in Ohm angegeben</text:p>
          </table:table-cell>
          <table:table-cell table:style-name="Default" table:number-columns-repeated="3"/>
          <table:table-cell table:number-columns-repeated="5"/>
        </table:table-row>
      </table:table>
      <table:table table:name="Tabelle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7" number:min-integer-digits="1"/>
    </number:number-style>
    <number:number-style style:name="N109">
      <number:number number:decimal-places="0" number:min-integer-digits="6" number:grouping="true"/>
    </number:number-style>
    <number:number-style style:name="N110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9">29.10.2009</text:date>, <text:time>22:18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kopp</meta:initial-creator>
    <meta:creation-date>2009-10-29T17:10:34</meta:creation-date>
    <dc:date>2009-10-29T22:18:22</dc:date>
    <dc:creator>Michael Kopp</dc:creator>
    <meta:editing-duration>PT01H36M25S</meta:editing-duration>
    <meta:editing-cycles>6</meta:editing-cycles>
    <meta:generator>OpenOffice.org/3.1$Linux OpenOffice.org_project/310m11$Build-9399</meta:generator>
    <meta:document-statistic meta:table-count="3" meta:cell-count="1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0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110">
      <style:chart-properties chart:display-label="true" chart:logarithmic="tru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0">
      <style:chart-properties chart:display-label="true" chart:logarithmic="true" chart:minimum="900" chart:maximum="2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4.539cm" svg:height="7.169cm" chart:class="chart:scatter" chart:style-name="ch1">
        <chart:legend chart:legend-position="end" svg:x="12.646cm" svg:y="3.302cm" chart:style-name="ch2"/>
        <chart:plot-area chart:style-name="ch3" table:cell-range-address="Tabelle1.A2:Tabelle1.A23 Tabelle1.I1:Tabelle1.I23" chart:data-source-has-labels="row" svg:x="0.29cm" svg:y="0.143cm" svg:width="12.067cm" svg:height="6.7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I2:Tabelle1.I23" chart:label-cell-address="Tabelle1.I1:Tabelle1.I1" chart:class="chart:scatter">
            <chart:domain table:cell-range-address="Tabelle1.A2:Tabelle1.A23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 text:id="Tabelle1.I1:Tabelle1.I1">Betrag*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 text:id="Tabelle1.A2:Tabelle1.A23">2</text:p>
              </table:table-cell>
              <table:table-cell office:value-type="float" office:value="17343.1220352722">
                <text:p text:id="Tabelle1.I2:Tabelle1.I23">17343.12203527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230.9369558916">
                <text:p>8230.93695589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025.25687722369">
                <text:p>5025.25687722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267.35015962859">
                <text:p>3267.350159628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162.05857431574">
                <text:p>2162.058574315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757.50411980727">
                <text:p>1757.504119807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442.06677997086">
                <text:p>1442.066779970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207.41277218123">
                <text:p>1207.41277218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5">
                <text:p>13.5</text:p>
              </table:table-cell>
              <table:table-cell office:value-type="float" office:value="1132.06874810844">
                <text:p>1132.068748108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088.30649517489">
                <text:p>1088.306495174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45">
                <text:p>14.45</text:p>
              </table:table-cell>
              <table:table-cell office:value-type="float" office:value="1063.82510540451">
                <text:p>1063.825105404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8706.38737658596">
                <text:p>8706.387376585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5335.65025322116">
                <text:p>5335.650253221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3595.84570319793">
                <text:p>3595.84570319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680.73264653856">
                <text:p>1680.732646538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327.45063335819">
                <text:p>1327.450633358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68.53466559004">
                <text:p>1168.534665590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051.73752204945">
                <text:p>1051.737522049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5">
                <text:p>15.5</text:p>
              </table:table-cell>
              <table:table-cell office:value-type="float" office:value="1011.27217545845">
                <text:p>1011.272175458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990.548852064797">
                <text:p>990.5488520647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8">
                <text:p>14.8</text:p>
              </table:table-cell>
              <table:table-cell office:value-type="float" office:value="987.04200178731">
                <text:p>987.04200178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0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110">
      <style:chart-properties chart:display-label="true" chart:logarithmic="tru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5.25cm" svg:height="7.168cm" chart:class="chart:scatter" chart:style-name="ch1">
        <chart:legend chart:legend-position="end" svg:x="13.501cm" svg:y="3.302cm" chart:style-name="ch2"/>
        <chart:plot-area chart:style-name="ch3" table:cell-range-address="Tabelle1.A2:Tabelle1.A23 Tabelle1.J1:Tabelle1.J23" chart:data-source-has-labels="row" svg:x="0.305cm" svg:y="0.143cm" svg:width="12.892cm" svg:height="6.73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J2:Tabelle1.J23" chart:label-cell-address="Tabelle1.J1:Tabelle1.J1" chart:class="chart:scatter">
            <chart:domain table:cell-range-address="Tabelle1.A2:Tabelle1.A23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 text:id="Tabelle1.J1:Tabelle1.J1">Pha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 text:id="Tabelle1.A2:Tabelle1.A23">2</text:p>
              </table:table-cell>
              <table:table-cell office:value-type="float" office:value="-1.49981525088901">
                <text:p text:id="Tabelle1.J2:Tabelle1.J23">-1.499815250889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1.43797897011429">
                <text:p>-1.4379789701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-1.35826546496621">
                <text:p>-1.358265464966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1.24039580148393">
                <text:p>-1.240395801483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-1.05839281249376">
                <text:p>-1.05839281249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0.923379418664397">
                <text:p>-0.9233794186643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-0.745046889767553">
                <text:p>-0.7450468897675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-0.499316154458676">
                <text:p>-0.4993161544586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5">
                <text:p>13.5</text:p>
              </table:table-cell>
              <table:table-cell office:value-type="float" office:value="-0.358742995674133">
                <text:p>-0.3587429956741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-0.228574763778615">
                <text:p>-0.228574763778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45">
                <text:p>14.45</text:p>
              </table:table-cell>
              <table:table-cell office:value-type="float" office:value="-0.0848265490724358">
                <text:p>-0.08482654907243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.47830127446342">
                <text:p>1.478301274463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1.39951642871442">
                <text:p>1.39951642871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.30386792473065">
                <text:p>1.303867924730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951423455793122">
                <text:p>0.9514234557931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739301132678083">
                <text:p>0.7393011326780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71804102205912">
                <text:p>0.5718041022059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0.351356991383664">
                <text:p>0.3513569913836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5">
                <text:p>15.5</text:p>
              </table:table-cell>
              <table:table-cell office:value-type="float" office:value="0.225272404681112">
                <text:p>0.2252724046811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0.084171268425297">
                <text:p>0.0841712684252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8">
                <text:p>14.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